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Tit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title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ti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is a bullet</text:p>
              </text:list-item>
              <text:list-item>
                <text:p>And another 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5T14:01:38.055860980</meta:creation-date>
    <dc:date>2014-05-25T14:03:21.018083123</dc:date>
    <meta:editing-duration>P0D</meta:editing-duration>
    <meta:editing-cycles>1</meta:editing-cycles>
    <meta:document-statistic meta:object-count="29"/>
    <meta:generator>LibreOffice/4.2.3.3$Linux_X86_64 LibreOffice_project/420m0$Build-3</meta:generator>
  </office:meta>
</office:document-meta>
</file>